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Sans L2" svg:font-family="'Nimbus Sans L'" style:font-adornments="Regular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P2" style:family="paragraph" style:parent-style-name="Standard">
      <style:text-properties style:font-name="Nimbus Sans L1"/>
    </style:style>
    <style:style style:name="P3" style:family="paragraph" style:parent-style-name="Standard">
      <style:paragraph-properties fo:text-align="center" style:justify-single-word="false"/>
      <style:text-properties style:font-name="Nimbus Sans L1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Sans L1"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6" style:family="paragraph" style:parent-style-name="NumDefault" style:list-style-name="NumDefault"/>
    <style:style style:name="P7" style:family="paragraph" style:parent-style-name="NumDefault" style:list-style-name="NumDefault">
      <style:text-properties fo:language="en" fo:country="US"/>
    </style:style>
    <style:style style:name="P8" style:family="paragraph" style:parent-style-name="NumDefault" style:list-style-name=""/>
    <style:style style:name="P9" style:family="paragraph" style:parent-style-name="NumDefault" style:list-style-name="NumDefault">
      <style:paragraph-properties fo:margin-left="0.5in" fo:margin-right="0in" fo:margin-top="0in" fo:margin-bottom="0.0598in" fo:text-indent="-0.5in" style:auto-text-indent="false">
        <style:tab-stops/>
      </style:paragraph-properties>
      <style:text-properties style:font-name="Courier New" fo:font-weight="bold" style:font-weight-asian="bold" style:font-weight-complex="bold"/>
    </style:style>
    <style:style style:name="P10" style:family="paragraph" style:parent-style-name="Heading_20_1" style:list-style-name=""/>
    <style:style style:name="P11" style:family="paragraph" style:parent-style-name="Contents_20_1">
      <style:paragraph-properties>
        <style:tab-stops>
          <style:tab-stop style:position="7.5701in" style:type="right" style:leader-style="dotted" style:leader-text="."/>
        </style:tab-stops>
      </style:paragraph-properties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imbus Mono L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Nimbus Sans L2"/>
    </style:style>
    <style:style style:name="T7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ing System MC Exercises 2010-2013</text:p>
      <text:p text:style-name="P4">Rahmat M. Samik-Ibrahim et. al.</text:p>
      <text:p text:style-name="P5">http://rms46.vLSM.org/2/185.pdf</text:p>
      <text:p text:style-name="P2"/>
      <text:p text:style-name="P2">Contributors: Rahmat M. Samik-Ibrahim (VauLSMorg), Heri Kurniawan (Faculty of Computer Science, University of Indonesia), et. al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826_1678182017" text:style-name="Index_20_Link" text:visited-style-name="Index_20_Link">General<text:tab/>1</text:a></text:p>
          <text:p text:style-name="P11"><text:a xlink:type="simple" xlink:href="#__RefHeading__843_1678182017" text:style-name="Index_20_Link" text:visited-style-name="Index_20_Link">Process<text:tab/>2</text:a></text:p>
          <text:p text:style-name="P11"><text:a xlink:type="simple" xlink:href="#__RefHeading__845_1678182017" text:style-name="Index_20_Link" text:visited-style-name="Index_20_Link">Scheduling<text:tab/>2</text:a></text:p>
          <text:p text:style-name="P11"><text:a xlink:type="simple" xlink:href="#__RefHeading__847_1678182017" text:style-name="Index_20_Link" text:visited-style-name="Index_20_Link">Synchronization<text:tab/>3</text:a></text:p>
          <text:p text:style-name="P11"><text:a xlink:type="simple" xlink:href="#__RefHeading__849_1678182017" text:style-name="Index_20_Link" text:visited-style-name="Index_20_Link">Deadlock<text:tab/>3</text:a></text:p>
          <text:p text:style-name="P11"><text:a xlink:type="simple" xlink:href="#__RefHeading__851_1678182017" text:style-name="Index_20_Link" text:visited-style-name="Index_20_Link">Memory<text:tab/>3</text:a></text:p>
          <text:p text:style-name="P11"><text:a xlink:type="simple" xlink:href="#__RefHeading__853_1678182017" text:style-name="Index_20_Link" text:visited-style-name="Index_20_Link">Virtual Memory<text:tab/>4</text:a></text:p>
          <text:p text:style-name="P11"><text:a xlink:type="simple" xlink:href="#__RefHeading__855_1678182017" text:style-name="Index_20_Link" text:visited-style-name="Index_20_Link">File Systems<text:tab/>5</text:a></text:p>
          <text:p text:style-name="P11"><text:a xlink:type="simple" xlink:href="#__RefHeading__857_1678182017" text:style-name="Index_20_Link" text:visited-style-name="Index_20_Link">Disks<text:tab/>5</text:a></text:p>
          <text:p text:style-name="P11"><text:a xlink:type="simple" xlink:href="#__RefHeading__859_1678182017" text:style-name="Index_20_Link" text:visited-style-name="Index_20_Link">I/O<text:tab/>5</text:a></text:p>
          <text:p text:style-name="P11"><text:a xlink:type="simple" xlink:href="#__RefHeading__861_1678182017" text:style-name="Index_20_Link" text:visited-style-name="Index_20_Link">Protection and Security <text:tab/>5</text:a></text:p>
        </text:index-body>
      </text:table-of-content>
      <text:h text:style-name="Heading_20_1" text:outline-level="1"><text:bookmark-start text:name="__RefHeading__826_1678182017"/>General<text:bookmark-end text:name="__RefHeading__826_1678182017"/></text:h>
      <text:p text:style-name="Standard">Integer Arithmetics for no 1 to 3 (2010):</text:p>
      <text:list xml:id="list1993015791" text:style-name="NumDefault">
        <text:list-header>
          <text:p text:style-name="P9">int <text:s/>ii = 0xdead;<text:line-break/>int <text:s/>jj = 0xface;</text:p>
        </text:list-header>
        <text:list-item>
          <text:p text:style-name="P6">T / F<text:tab/><text:span text:style-name="T4">ii + jj = 0x1d97b;</text:span></text:p>
        </text:list-item>
        <text:list-item>
          <text:p text:style-name="P6">T / F<text:tab/><text:span text:style-name="T4">ii + jj = 0x11101100101111011;</text:span></text:p>
        </text:list-item>
        <text:list-item>
          <text:p text:style-name="P6">T / F<text:tab/><text:span text:style-name="T4">ii + jj = 0xdeadface;</text:span> </text:p>
        </text:list-item>
        <text:list-item>
          <text:p text:style-name="P6">T / F<text:tab/>The operating system kernel consists of all system program and all application programs in a computer (2011).</text:p>
        </text:list-item>
        <text:list-item>
          <text:p text:style-name="P6">T / F<text:tab/>A micro-kernel is a kernel that is compressed before loading in order to reduce its resident memory size (2011).</text:p>
        </text:list-item>
        <text:list-item>
          <text:p text:style-name="P7">T / F<text:tab/>System calls can be executed in either user mode or kernel mode (2011).<text:tab/></text:p>
        </text:list-item>
        <text:list-item>
          <text:p text:style-name="P7">T / F<text:tab/>A Real Time System may have these following characteristic: general/ multipurpose (2010).</text:p>
        </text:list-item>
        <text:list-item>
          <text:p text:style-name="P7">T / F<text:tab/>A Real Time System may have these following characteristic: large size (2010).</text:p>
        </text:list-item>
        <text:list-item>
          <text:p text:style-name="P7">T / F<text:tab/>A Real Time System may have these following characteristic: real number only, no integer (2010).</text:p>
        </text:list-item>
        <text:list-item>
          <text:p text:style-name="P7">T / F<text:tab/>A Multimedia System may have these following characteristic: large files (2010).</text:p>
        </text:list-item>
        <text:list-item>
          <text:p text:style-name="P7">T / F<text:tab/>A Multimedia System may have these following characteristic: sensitive to timing delay (2010).</text:p>
        </text:list-item>
        <text:list-item>
          <text:p text:style-name="P7">T / F<text:tab/>A Multimedia System may have these following characteristic: high data rates <text:soft-page-break/>(2010).</text:p>
        </text:list-item>
        <text:list-item>
          <text:p text:style-name="P6"><text:span text:style-name="T7"><text:s/></text:span>T / F<text:tab/>Command interpreter allows users to directly enter commands to be performed by the operating system (2011).</text:p>
        </text:list-item>
        <text:list-item>
          <text:p text:style-name="P6"><text:s/>T / F<text:tab/>System calls allows a running program to make requests from the operating system directly (2011).</text:p>
        </text:list-item>
        <text:list-item>
          <text:p text:style-name="P7"><text:s/>T / F<text:tab/>System programs are provides to satisfy many common user requests. Some of them are simply user interfaces to system calls (2011).</text:p>
        </text:list-item>
      </text:list>
      <text:h text:style-name="P10" text:outline-level="1"><text:bookmark-start text:name="__RefHeading__843_1678182017"/>Process<text:bookmark-end text:name="__RefHeading__843_1678182017"/></text:h>
      <text:list xml:id="list888414344" text:continue-numbering="true" text:style-name="NumDefault">
        <text:list-item>
          <text:p text:style-name="P6">T / F<text:tab/>Creating a new <text:span text:style-name="T5">thread</text:span> is much faster then creating a new process (2010).</text:p>
        </text:list-item>
        <text:list-item>
          <text:p text:style-name="P6">T / F<text:tab/>Creating a new <text:span text:style-name="T5">thread</text:span> is much slower then creating a new process (2010).</text:p>
        </text:list-item>
        <text:list-item>
          <text:p text:style-name="P6">T / F<text:tab/>Creating a new <text:span text:style-name="T5">thread</text:span> is as fast as creating a new process (2010).</text:p>
        </text:list-item>
        <text:list-item>
          <text:p text:style-name="P6">T / F<text:tab/>For the <text:span text:style-name="T4">fork()</text:span>system call, the return code for the <text:span text:style-name="T4">fork()</text:span> of child process is 0 (2010).</text:p>
        </text:list-item>
        <text:list-item>
          <text:p text:style-name="P6">T / F<text:tab/>For the <text:span text:style-name="T4">fork()</text:span>system call, the return code for the <text:span text:style-name="T4">fork()</text:span> of parent process is 0 (2010).</text:p>
        </text:list-item>
        <text:list-item>
          <text:p text:style-name="P6">T / F<text:tab/>For the <text:span text:style-name="T4">fork()</text:span>system call, the process ID of the child process is 0 (2010).</text:p>
        </text:list-item>
        <text:list-item>
          <text:p text:style-name="P6"><text:s/>T / F<text:tab/>In multiple core environment, an Operating System can transform a single-threaded process to become a multiple-threaded process (2011).</text:p>
        </text:list-item>
        <text:list-item>
          <text:p text:style-name="P6"><text:s/>T / F<text:tab/>A dual core processor can execute maximum only two threads in the same time (2011).</text:p>
        </text:list-item>
        <text:list-item>
          <text:p text:style-name="P6"><text:s/>T / F<text:tab/>Threads do not share its registers and stack (2011).</text:p>
        </text:list-item>
        <text:list-item>
          <text:p text:style-name="P6"><text:s/>T / F<text:tab/>A cooperating process is one that can affect other processes executing in the system.</text:p>
        </text:list-item>
        <text:list-item>
          <text:p text:style-name="P6"><text:s/>T / F<text:tab/>A cooperating process is one that can be affected by other processes executing in the system.</text:p>
        </text:list-item>
        <text:list-item>
          <text:p text:style-name="P6"><text:s/>T / F<text:tab/>Cooperating processes can either directly or indirectly share a logical address space.</text:p>
        </text:list-item>
      </text:list>
      <text:h text:style-name="P10" text:outline-level="1"><text:bookmark-start text:name="__RefHeading__845_1678182017"/>Scheduling<text:bookmark-end text:name="__RefHeading__845_1678182017"/></text:h>
      <text:list xml:id="list422943401" text:continue-numbering="true" text:style-name="NumDefault">
        <text:list-item>
          <text:p text:style-name="P6">T / F<text:tab/>A Round Robin scheduling system, with a large time quantum/slice is less responsive (2010).</text:p>
        </text:list-item>
        <text:list-item>
          <text:p text:style-name="P6">T / F<text:tab/>A Round Robin scheduling system, with a large time quantum/slice is more responsive (2010).</text:p>
        </text:list-item>
        <text:list-item>
          <text:p text:style-name="P6">T / F<text:tab/>A Round Robin scheduling system, can not be a non-preemptive system (2010).</text:p>
        </text:list-item>
        <text:list-item>
          <text:p text:style-name="P6"><text:soft-page-break/><text:s/>T / F<text:tab/>The scheduling of user threads is decided by Operating Systems (2011).</text:p>
        </text:list-item>
        <text:list-item>
          <text:p text:style-name="P6"><text:s/>T / F<text:tab/>Some scheduling algorithms may lead some processes to face starvation where processes have to wait and get served again within a specified time (2011).</text:p>
        </text:list-item>
        <text:list-item>
          <text:p text:style-name="P6"><text:s/>T / F<text:tab/>Today many Operating Systems use burst-based scheduling algorithm that can determine exactly the burst time of incoming processes (2011).</text:p>
        </text:list-item>
      </text:list>
      <text:h text:style-name="P10" text:outline-level="1"><text:bookmark-start text:name="__RefHeading__847_1678182017"/>Synchronization<text:bookmark-end text:name="__RefHeading__847_1678182017"/></text:h>
      <text:list xml:id="list837338669" text:continue-numbering="true" text:style-name="NumDefault">
        <text:list-item>
          <text:p text:style-name="P7">T / F<text:tab/>A spin-lock semaphore, wastes CPU cycles (2010).</text:p>
        </text:list-item>
        <text:list-item>
          <text:p text:style-name="P7">T / F<text:tab/>A spin-lock semaphore, is also called a busy-waiting semaphore (2010).</text:p>
        </text:list-item>
        <text:list-item>
          <text:p text:style-name="P7">T / F<text:tab/>A spin-lock semaphore, is less accurate compared to the block/wakeup method (2010).</text:p>
        </text:list-item>
        <text:list-item>
          <text:p text:style-name="P7">T / F<text:tab/>The host uses Interrupts to handle busy-waiting/ polling events (2010).</text:p>
        </text:list-item>
        <text:list-item>
          <text:p text:style-name="P7">T / F<text:tab/>The host uses Interrupts to handle asynchronous events (2010).</text:p>
        </text:list-item>
        <text:list-item>
          <text:p text:style-name="P7">T / F<text:tab/>The host uses Interrupts to handle both maskable and non-maskable events (2010).</text:p>
        </text:list-item>
      </text:list>
      <text:h text:style-name="P10" text:outline-level="1"><text:bookmark-start text:name="__RefHeading__849_1678182017"/>Deadlock<text:bookmark-end text:name="__RefHeading__849_1678182017"/></text:h>
      <text:list xml:id="list1013530213" text:continue-numbering="true" text:style-name="NumDefault">
        <text:list-item>
          <text:p text:style-name="P7">T / F<text:tab/>Most General Purpose Operating Systems provide "Deadlock Prevention" mechanism (2010).</text:p>
        </text:list-item>
        <text:list-item>
          <text:p text:style-name="P7">T / F<text:tab/>Most General Purpose Operating Systems provide "Deadlock Avoidance" mechanism (2010).</text:p>
        </text:list-item>
        <text:list-item>
          <text:p text:style-name="P7">T / F<text:tab/>Most General Purpose Operating Systems provide "Nothing" to avoid Deadlock (2010).</text:p>
        </text:list-item>
        <text:list-item>
          <text:p text:style-name="P6"><text:span text:style-name="T7"><text:s/></text:span>T / F<text:tab/>It is possible to have a deadlock involving only a single process with multiple threads (2011).</text:p>
        </text:list-item>
        <text:list-item>
          <text:p text:style-name="P6"><text:s/>T / F<text:tab/>It is impossible to have a deadlock involving only a single process with a single thread (2011).</text:p>
        </text:list-item>
        <text:list-item>
          <text:p text:style-name="P7"><text:s/>T / F<text:tab/>It is possible to have a deadlock involving only a single resource with a single instance (2011).</text:p>
        </text:list-item>
      </text:list>
      <text:h text:style-name="P10" text:outline-level="1"><text:bookmark-start text:name="__RefHeading__851_1678182017"/>Memory<text:bookmark-end text:name="__RefHeading__851_1678182017"/></text:h>
      <text:list xml:id="list1601146766" text:continue-numbering="true" text:style-name="NumDefault">
        <text:list-item>
          <text:p text:style-name="P6">T / F<text:tab/>The memory page fault frequency can be reduced if most processes are CPU bound (2010).</text:p>
        </text:list-item>
        <text:list-item>
          <text:p text:style-name="P6">T / F<text:tab/>The memory page fault frequency can be reduced if enlarging the page size (2010).</text:p>
        </text:list-item>
        <text:list-item>
          <text:p text:style-name="P6">T / F<text:tab/>The memory page fault frequency can be reduced if most processes are I/O <text:soft-page-break/>bound (2010).</text:p>
        </text:list-item>
        <text:list-item>
          <text:p text:style-name="P6">T / F<text:tab/><text:span text:style-name="T7">An address generated by the CPU is commonly referred to as a register address (2010).</text:span></text:p>
        </text:list-item>
        <text:list-item>
          <text:p text:style-name="P7">T / F<text:tab/>An address generated by the CPU is commonly referred to as a logical address (2010).</text:p>
        </text:list-item>
        <text:list-item>
          <text:p text:style-name="P7">T / F<text:tab/>An address generated by the CPU is commonly referred to as a physical address (2010).</text:p>
        </text:list-item>
        <text:list-item>
          <text:p text:style-name="P7">T / F<text:tab/>A Direct Memory Access (DMA) controller increases I/O interrupts (2010).</text:p>
        </text:list-item>
        <text:list-item>
          <text:p text:style-name="P7">T / F<text:tab/>A Direct Memory Access (DMA) controller reduces I/O interrupts (2010).</text:p>
        </text:list-item>
        <text:list-item>
          <text:p text:style-name="P7">T / F<text:tab/>A Direct Memory Access (DMA) controller has nothing to do with I/O interrupts (2010).</text:p>
        </text:list-item>
        <text:list-item>
          <text:p text:style-name="P7">T / F<text:tab/>In a Memory Mapped I/O system, the I/O instructions are special (2010).</text:p>
        </text:list-item>
        <text:list-item>
          <text:p text:style-name="P7">T / F<text:tab/>In a Memory Mapped I/O system, a certain memory address range is reserved for the I/O interfaces (2010).</text:p>
        </text:list-item>
        <text:list-item>
          <text:p text:style-name="P7">T / F<text:tab/>In a Memory Mapped I/O system, the I/O uses the same instructions as the Memory References (2010).</text:p>
        </text:list-item>
        <text:list-item>
          <text:p text:style-name="P6">T / F<text:tab/>In a shared-memory system, the responsibility for providing communication rests with the operating system (2011). </text:p>
        </text:list-item>
        <text:list-item>
          <text:p text:style-name="P6">T / F<text:tab/>In a shared-memory system, the operating system needs to provide the shared memory (2011). </text:p>
        </text:list-item>
        <text:list-item>
          <text:p text:style-name="P7">T / F<text:tab/>In a shared-memory system, shared memory allows maximum speed and convenience of communication (2011). </text:p>
        </text:list-item>
      </text:list>
      <text:h text:style-name="P10" text:outline-level="1"><text:bookmark-start text:name="__RefHeading__853_1678182017"/>Virtual Memory<text:bookmark-end text:name="__RefHeading__853_1678182017"/></text:h>
      <text:list xml:id="list746113133" text:continue-numbering="true" text:style-name="NumDefault">
        <text:list-item>
          <text:p text:style-name="P7">T / F<text:tab/>A strategy to load pages only as there are needed is known as shared paging (2010).</text:p>
        </text:list-item>
        <text:list-item>
          <text:p text:style-name="P7">T / F<text:tab/>A strategy to load pages only as there are needed is known as swap paging (2010).</text:p>
        </text:list-item>
        <text:list-item>
          <text:p text:style-name="P7">T / F<text:tab/>A strategy to load pages only as there are needed is known as demand paging (2010).</text:p>
        </text:list-item>
        <text:list-item>
          <text:p text:style-name="P7">T / F<text:tab/>The page fault frequency can be reduced if most processes are CPU bound (2010).</text:p>
        </text:list-item>
        <text:list-item>
          <text:p text:style-name="P7">T / F<text:tab/>The page fault frequency can be reduced if enlarging the page size (2010).</text:p>
        </text:list-item>
        <text:list-item>
          <text:p text:style-name="P7">T / F<text:tab/>The page fault frequency can be reduced if most processes are I/O bound (2010).</text:p>
        </text:list-item>
        <text:list-item>
          <text:p text:style-name="P7">T / F<text:tab/>The Translation Look-aside Buffer (TLB), is a software strategy of a page-table <text:s/>implementation (2010).</text:p>
        </text:list-item>
        <text:list-item>
          <text:p text:style-name="P7"><text:soft-page-break/>T / F<text:tab/>The Translation Look-aside Buffer (TLB), is a small fast look-up cache (2010).</text:p>
        </text:list-item>
        <text:list-item>
          <text:p text:style-name="P7">T / F<text:tab/>The Translation Look-aside Buffer (TLB), should have the entry size as large as the page-table size (2010).</text:p>
        </text:list-item>
        <text:list-item>
          <text:p text:style-name="P7">T / F<text:tab/>A strategy to load pages only as there are needed is known as shared paging (2010).</text:p>
        </text:list-item>
        <text:list-item>
          <text:p text:style-name="P7">T / F<text:tab/>A strategy to load pages only as there are needed is known as swap paging (2010).</text:p>
        </text:list-item>
        <text:list-item>
          <text:p text:style-name="P7">T / F<text:tab/>A strategy to load pages only as there are needed is known as demand paging (2010).</text:p>
        </text:list-item>
      </text:list>
      <text:h text:style-name="P10" text:outline-level="1"><text:bookmark-start text:name="__RefHeading__855_1678182017"/>File Systems<text:bookmark-end text:name="__RefHeading__855_1678182017"/></text:h>
      <text:list xml:id="list1726733643" text:continue-numbering="true" text:style-name="NumDefault">
        <text:list-item>
          <text:p text:style-name="P6">T / F<text:tab/>TBA</text:p>
        </text:list-item>
      </text:list>
      <text:h text:style-name="P10" text:outline-level="1"><text:bookmark-start text:name="__RefHeading__857_1678182017"/>Disks<text:bookmark-end text:name="__RefHeading__857_1678182017"/></text:h>
      <text:list xml:id="list896744570" text:continue-numbering="true" text:style-name="NumDefault">
        <text:list-item>
          <text:p text:style-name="P6">T / F<text:tab/>There size of a disk with 5 double side platters, 5000 cylinders, 1024 sectors per track, and 1 kBytes per sector is <text:span text:style-name="T6">&gt;</text:span> 60 Gbytes (2010).</text:p>
        </text:list-item>
        <text:list-item>
          <text:p text:style-name="P6">T / F<text:tab/>There size of a disk with 5 double side platters, 5000 cylinders, 1024 sectors per track, and 1 kBytes per sector is <text:span text:style-name="T6">&gt;</text:span> 40 Gbytes (2010).</text:p>
        </text:list-item>
        <text:list-item>
          <text:p text:style-name="P6">T / F<text:tab/>There size of a disk with 5 double side platters, 5000 cylinders, 1024 sectors per track, and 1 kBytes per sector is <text:span text:style-name="T6">&gt;</text:span> 20 Gbytes (2010).</text:p>
        </text:list-item>
        <text:list-item>
          <text:p text:style-name="P7">T / F<text:tab/>The SSTF (Shortest Seek Time First) disk scheduling algorithm, may cause starvation for some request (2010).</text:p>
        </text:list-item>
        <text:list-item>
          <text:p text:style-name="P7">T / F<text:tab/>The SSTF (Shortest Seek Time First) disk scheduling algorithm, is the most optimal scheduling algorithm (2010).</text:p>
        </text:list-item>
        <text:list-item>
          <text:p text:style-name="P7">T / F<text:tab/>The SSTF (Shortest Seek Time First) disk scheduling algorithm, selects the request with the least seek time from the current head position (2010).</text:p>
        </text:list-item>
        <text:list-item>
          <text:p text:style-name="P7">T / F<text:tab/>When the disk arm moves from end to end, servicing all requests in its path, the scheduling mechanism is known as Shortest Seek Time First (SSTF) (2010).</text:p>
        </text:list-item>
        <text:list-item>
          <text:p text:style-name="P7">T / F<text:tab/>When the disk arm moves from end to end, servicing all requests in its path, the scheduling mechanism is known as SCAN (2010).</text:p>
        </text:list-item>
        <text:list-item>
          <text:p text:style-name="P7">T / F<text:tab/>When the disk arm moves from end to end, servicing all requests in its path, the scheduling mechanism is known as LOOK (2010).</text:p>
        </text:list-item>
      </text:list>
      <text:h text:style-name="P10" text:outline-level="1"><text:bookmark-start text:name="__RefHeading__859_1678182017"/>I/O<text:bookmark-end text:name="__RefHeading__859_1678182017"/></text:h>
      <text:list xml:id="list1307530486" text:continue-numbering="true" text:style-name="NumDefault">
        <text:list-item>
          <text:p text:style-name="P6">T / F TBA</text:p>
        </text:list-item>
      </text:list>
      <text:h text:style-name="P10" text:outline-level="1"><text:bookmark-start text:name="__RefHeading__861_1678182017"/><text:soft-page-break/>Protection and Security <text:bookmark-end text:name="__RefHeading__861_1678182017"/></text:h>
      <text:list xml:id="list297624498" text:continue-numbering="true" text:style-name="NumDefault">
        <text:list-item>
          <text:p text:style-name="P6">T / F TBA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Nimbus Sans L2" svg:font-family="'Nimbus Sans L'" style:font-adornments="Regular" style:font-family-generic="swiss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background-color="transparent" fo:keep-with-next="always">
        <style:background-image/>
      </style:paragraph-properties>
      <style:text-properties style:font-name="Nimbus Sans 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text-align="start" style:justify-single-word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5701in" style:type="right" style:leader-style="dotted" style:leader-text="."/>
        </style:tab-stops>
      </style:paragraph-properties>
    </style:style>
    <style:style style:name="NumDefault" style:family="paragraph" style:parent-style-name="Standard" style:list-style-name="NumDefault" style:master-page-name="">
      <style:paragraph-properties fo:margin="100%" fo:margin-left="0.5in" fo:margin-right="0.5in" fo:margin-top="0in" fo:margin-bottom="0.15in" fo:text-indent="-0.6in" style:auto-text-indent="false" style:page-number="auto">
        <style:tab-stops/>
      </style:paragraph-properties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Defaul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T1" style:family="text">
      <style:text-properties fo:font-size="8pt" fo:font-weight="bold" style:font-size-asian="8pt" style:font-weight-asian="bold" style:font-size-complex="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Nimbus Mono L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2701in" fo:page-height="11.6902in" style:num-format="1" style:print-orientation="portrait" fo:margin="0.35in" fo:margin-top="0.35in" fo:margin-bottom="0.35in" fo:margin-left="0.35in" fo:margin-right="0.3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5598in" fo:margin-left="0in" fo:margin-right="0in" fo:margin-top="0.2in" style:shadow="none" style:dynamic-spacing="true"/>
      </style:footer-style>
    </style:page-layout>
  </office:automatic-styles>
  <office:master-styles>
    <style:master-page style:name="Standard" style:page-layout-name="Mpm1">
      <style:footer>
        <text:p text:style-name="MP1">Operating Systems Multiple Choices Exercises 2010–2013 -- © 2010-2013 Rahmat M. Samik-Ibrahim (VauLSMorg) et. al. -- <text:s/><text:page-number text:select-page="current">6</text:page-number> / <text:page-count>6</text:page-count> </text:p>
        <text:p text:style-name="MP1">Verbatim copying is permitted provided this notice copyright notice is preserved.</text:p>
        <text:p text:style-name="MP1"><text:span text:style-name="MT1">Revision: 183 -- 13 Feb 2013</text:span> <text:s/><text:span text:style-name="MT2">URL</text:span>: <text:span text:style-name="MT3">http://rms46.vLSM.org/2/185.pdf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9:38:59</meta:creation-date>
    <dc:title>A4</dc:title>
    <meta:editing-duration>PT5H13M</meta:editing-duration>
    <meta:editing-cycles>34</meta:editing-cycles>
    <meta:generator>LibreOffice/3.5$Linux_x86 LibreOffice_project/350m1$Build-2</meta:generator>
    <dc:date>2013-02-13T21:54:14</dc:date>
    <meta:document-statistic meta:table-count="0" meta:image-count="0" meta:object-count="0" meta:page-count="6" meta:paragraph-count="116" meta:word-count="1658" meta:character-count="1082" meta:non-whitespace-character-count="7412"/>
    <meta:template xlink:type="simple" xlink:actuate="onRequest" xlink:title="A4" xlink:href="../../../.config/libreoffice/3/user/template/A41.ott" meta:date="2013-02-11T19:38:58"/>
  </office:meta>
</office:document-meta>
</file>